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 style:list-style-name="L1">
      <style:text-properties fo:font-style="normal" style:font-style-asian="normal" style:font-style-complex="normal"/>
    </style:style>
    <style:style style:name="P4" style:family="paragraph" style:parent-style-name="Standard" style:list-style-name="L2">
      <style:text-properties fo:font-style="normal" style:font-style-asian="normal" style:font-style-complex="normal"/>
    </style:style>
    <style:style style:name="P5" style:family="paragraph" style:parent-style-name="Standard" style:list-style-name="L3">
      <style:text-properties fo:font-style="normal" style:font-style-asian="normal" style:font-style-complex="normal"/>
    </style:style>
    <style:style style:name="P6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Bajka o różowych słoniach</text:h>
      <text:p text:style-name="Standard">Pewnego dnia jakiś znajomy zatrzymał mnie i powiedział ze złością w głosie:</text:p>
      <text:list xml:id="list1722087955" text:style-name="L1">
        <text:list-item>
          <text:p text:style-name="P3">Ten świat schodzi na psy!</text:p>
        </text:list-item>
        <text:list-item>
          <text:p text:style-name="P3">Dlaczegóż to jakiś <text:s/>znajomy mi człowieku? Zapytałem zaciekawiony.</text:p>
        </text:list-item>
        <text:list-item>
          <text:p text:style-name="P3">Bo słonie nie chcą być różowe!</text:p>
        </text:list-item>
        <text:list-item>
          <text:p text:style-name="P3">Cóż podobnego! Niegodziwość! Również oburzyłem <text:s/>się na tą jakże szokującą wiadomość.</text:p>
        </text:list-item>
      </text:list>
      <text:p text:style-name="P2">Gdzieś obok nas rozległ się głośny dźwięk dzwonu, trąbki i śpiewu słowika pod postacią chaotycznego zawodzenia wszystkich tych elementów. Cyrk przyjechał!</text:p>
      <text:list xml:id="list2055366489" text:style-name="L2">
        <text:list-item>
          <text:p text:style-name="P4">Słonie! Różowe słonie! Cyrk różowych słoni! Krzyczał donośnie jakiś mężczyzna.</text:p>
        </text:list-item>
      </text:list>
      <text:p text:style-name="P2">Spojrzałem za radością na mego znajomego i razem, ze łzami w oczach wyszeptaliśmy sami do siebie:</text:p>
      <text:list xml:id="list868836611" text:style-name="L3">
        <text:list-item>
          <text:p text:style-name="P5">Jednak słonie wciąż potrafią być różowe tak jak należy!</text:p>
        </text:list-item>
        <text:list-item>
          <text:p text:style-name="P5">I chińczyki trzymają się mocno... jest tak jak być powinno. Dodaliśmy jeszcze ciszej.</text:p>
        </text:list-item>
      </text:list>
      <text:p text:style-name="P2">To był zaiste szczęśliwy dzień, niemalże tak szczęśliwy jak dzień w którym marsjanie przyjechali do nas w odwiedziny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Michał Zają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</meta:initial-creator>
    <meta:creation-date>2012-04-03T09:54:47</meta:creation-date>
    <dc:date>2012-04-17T13:50:53</dc:date>
    <meta:editing-duration>PT00H22M12S</meta:editing-duration>
    <meta:editing-cycles>8</meta:editing-cycles>
    <meta:generator>OpenOffice.org/3.2$Unix OpenOffice.org_project/320m12$Build-9483</meta:generator>
    <meta:document-statistic meta:table-count="0" meta:image-count="0" meta:object-count="0" meta:page-count="1" meta:paragraph-count="13" meta:word-count="142" meta:character-count="909"/>
  </office:meta>
</office:document-meta>
</file>